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（「物語行為」ないし「語り」)とはどのような活動なのであろうか。『アラビアン・ナイト』は「物語る」という行為の充満したテクストである。誰もが知っているように、全篇はシャハラザードが千一夜にわ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5:58:26.222000000</dc:date>
    <meta:editing-duration>PT13S</meta:editing-duration>
    <meta:editing-cycles>3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" meta:word-count="103" meta:character-count="96" meta:non-whitespace-character-count="103"/>
  </office:meta>
</office:document-meta>
</file>